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39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size="25pt" style:font-size-asian="25pt" style:font-size-complex="25pt" fo:hyphenate="false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start" style:punctuation-wrap="hanging"/>
      <style:text-properties fo:hyphenate="false"/>
    </style:style>
    <style:style style:name="T1" style:family="text">
      <style:text-properties fo:color="#000000" style:text-line-through-style="none" fo:font-family="'Gill Sans MT'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cm" svg:height="1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5cm" svg:height="1.5cm" svg:x="0.5cm" svg:y="11.5cm">
          <draw:text-box>
            <text:p text:style-name="P2"><text:span text:style-name="T1">Grundsätze und Technik</text:span></text:p>
          </draw:text-box>
        </draw:frame>
        <draw:custom-shape draw:style-name="gr3" draw:text-style-name="P4" draw:layer="layout" svg:width="9.642cm" svg:height="7.5cm" svg:x="8.358cm" svg:y="2.5cm">
          <text:p text:style-name="P1"><text:span text:style-name="T2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8.5cm" svg:height="1.5cm" svg:x="1.5cm" svg:y="3cm">
          <text:p text:style-name="P5"><text:span text:style-name="T1">Erster Eindruc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cm" svg:height="1.5cm" svg:x="3.5cm" svg:y="8cm">
          <text:p text:style-name="P5"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1.5cm" svg:x="16.2cm" svg:y="8cm">
          <text:p text:style-name="P5"><text:span text:style-name="T1">Struktu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5cm" svg:height="1.5cm" svg:x="16.2cm" svg:y="3cm">
          <text:p text:style-name="P5"><text:span text:style-name="T1">Inhal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rl </meta:initial-creator>
    <meta:creation-date>2011-09-09T11:38:53</meta:creation-date>
    <dc:date>2011-09-09T11:39:33</dc:date>
    <dc:creator>karl </dc:creator>
    <meta:editing-duration>PT41S</meta:editing-duration>
    <meta:editing-cycles>1</meta:editing-cycles>
    <meta:document-statistic meta:object-count="7"/>
    <meta:generator>LibreOffice/3.3$Linux LibreOffice_project/330m19$Build-301</meta:generator>
  </office:meta>
</office:document-meta>
</file>